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4827" calcext:value-type="float">
            <text:p>14827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11778" calcext:value-type="float">
            <text:p>11778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0300" calcext:value-type="float">
            <text:p>100300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47,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46.54" calcext:value-type="float">
            <text:p>46.54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9.85uF</text:p>
          </table:table-cell>
        </table:table-row>
      </table:table>
      <table:table table:name="Sheet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mponentes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118550" calcext:value-type="float">
            <text:p>118550</text:p>
          </table:table-cell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7719" calcext:value-type="float">
            <text:p>17719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21954" calcext:value-type="float">
            <text:p>21954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547,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95.7n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0T16:07:38.816484023</meta:creation-date>
    <meta:generator>LibreOffice/7.5.5.2$Linux_X86_64 LibreOffice_project/50$Build-2</meta:generator>
    <dc:date>2023-08-10T17:51:03.965815085</dc:date>
    <meta:editing-duration>PT1H43M22S</meta:editing-duration>
    <meta:editing-cycles>8</meta:editing-cycles>
    <meta:document-statistic meta:table-count="2" meta:cell-count="26" meta:object-count="0"/>
  </office:meta>
</office:document-meta>
</file>